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10abe2" officeooo:paragraph-rsid="0010abe2"/>
    </style:style>
    <style:style style:name="P3" style:family="paragraph" style:parent-style-name="Standard">
      <style:paragraph-properties fo:text-align="start" style:justify-single-word="false"/>
      <style:text-properties officeooo:rsid="0010abe2" officeooo:paragraph-rsid="00388cba"/>
    </style:style>
    <style:style style:name="P4" style:family="paragraph" style:parent-style-name="Standard">
      <style:paragraph-properties fo:text-align="center" style:justify-single-word="false"/>
      <style:text-properties fo:font-size="16pt" officeooo:rsid="0010abe2" officeooo:paragraph-rsid="0010abe2" style:font-size-asian="16pt" style:font-size-complex="16pt"/>
    </style:style>
    <style:style style:name="P5" style:family="paragraph" style:parent-style-name="Standard">
      <style:paragraph-properties fo:text-align="start" style:justify-single-word="false"/>
      <style:text-properties fo:font-size="16pt" officeooo:rsid="0010abe2" officeooo:paragraph-rsid="0010abe2" style:font-size-asian="16pt" style:font-size-complex="16pt"/>
    </style:style>
    <style:style style:name="P6" style:family="paragraph" style:parent-style-name="Standard">
      <style:paragraph-properties fo:text-align="center" style:justify-single-word="false"/>
      <style:text-properties fo:font-size="24pt" officeooo:rsid="0010abe2" officeooo:paragraph-rsid="0010abe2" style:font-size-asian="24pt" style:font-size-complex="24pt"/>
    </style:style>
    <style:style style:name="P7" style:family="paragraph" style:parent-style-name="Standard">
      <style:paragraph-properties fo:text-align="center" style:justify-single-word="false"/>
      <style:text-properties fo:font-size="24pt" fo:font-weight="bold" officeooo:rsid="003103c5" officeooo:paragraph-rsid="003103c5"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font-name="Liberation Serif" fo:font-size="13pt" officeooo:rsid="00169300" officeooo:paragraph-rsid="00169300" style:font-size-asian="13pt" style:font-size-complex="13pt"/>
    </style:style>
    <style:style style:name="P9" style:family="paragraph" style:parent-style-name="Standard">
      <style:paragraph-properties fo:text-align="start" style:justify-single-word="false"/>
      <style:text-properties style:font-name="Liberation Serif" fo:font-size="13pt" officeooo:rsid="0014d6aa" officeooo:paragraph-rsid="0014d6aa" style:font-size-asian="13pt" style:font-size-complex="13pt"/>
    </style:style>
    <style:style style:name="P10" style:family="paragraph" style:parent-style-name="Standard">
      <style:paragraph-properties fo:text-align="start" style:justify-single-word="false"/>
      <style:text-properties style:font-name="Liberation Serif" fo:font-size="13pt" officeooo:rsid="0016f9ff" officeooo:paragraph-rsid="0016f9ff" style:font-size-asian="13pt" style:font-size-complex="13pt"/>
    </style:style>
    <style:style style:name="P11" style:family="paragraph" style:parent-style-name="Standard">
      <style:paragraph-properties fo:text-align="start" style:justify-single-word="false"/>
      <style:text-properties style:font-name="Liberation Serif" fo:font-size="13pt" officeooo:rsid="00171275" officeooo:paragraph-rsid="00171275" style:font-size-asian="13pt" style:font-size-complex="13pt"/>
    </style:style>
    <style:style style:name="P12" style:family="paragraph" style:parent-style-name="Standard">
      <style:paragraph-properties fo:text-align="start" style:justify-single-word="false"/>
      <style:text-properties style:font-name="Liberation Serif" fo:font-size="13pt" officeooo:rsid="00171275" officeooo:paragraph-rsid="00282bd8" style:font-size-asian="13pt" style:font-size-complex="13pt"/>
    </style:style>
    <style:style style:name="P13" style:family="paragraph" style:parent-style-name="Standard">
      <style:paragraph-properties fo:text-align="start" style:justify-single-word="false"/>
      <style:text-properties style:font-name="Liberation Serif" fo:font-size="13pt" officeooo:rsid="00171275" officeooo:paragraph-rsid="003231d0" style:font-size-asian="13pt" style:font-size-complex="13pt"/>
    </style:style>
    <style:style style:name="P14" style:family="paragraph" style:parent-style-name="Standard">
      <style:paragraph-properties fo:text-align="start" style:justify-single-word="false"/>
      <style:text-properties style:font-name="Liberation Serif" fo:font-size="13pt" officeooo:rsid="0025f739" officeooo:paragraph-rsid="0025f739" style:font-size-asian="13pt" style:font-size-complex="13pt"/>
    </style:style>
    <style:style style:name="P15" style:family="paragraph" style:parent-style-name="Standard">
      <style:paragraph-properties fo:text-align="start" style:justify-single-word="false"/>
      <style:text-properties style:font-name="Liberation Serif" fo:font-size="13pt" officeooo:rsid="00173c8c" officeooo:paragraph-rsid="00173c8c" style:font-size-asian="13pt" style:font-size-complex="13pt"/>
    </style:style>
    <style:style style:name="P16" style:family="paragraph" style:parent-style-name="Standard">
      <style:paragraph-properties fo:text-align="start" style:justify-single-word="false"/>
      <style:text-properties style:font-name="Liberation Serif" fo:font-size="13pt" officeooo:rsid="00173c8c" officeooo:paragraph-rsid="003231d0" style:font-size-asian="13pt" style:font-size-complex="13pt"/>
    </style:style>
    <style:style style:name="P17" style:family="paragraph" style:parent-style-name="Standard">
      <style:paragraph-properties fo:text-align="start" style:justify-single-word="false"/>
      <style:text-properties style:font-name="Liberation Serif" fo:font-size="13pt" officeooo:rsid="00173c8c" officeooo:paragraph-rsid="002a055d" style:font-size-asian="13pt" style:font-size-complex="13pt"/>
    </style:style>
    <style:style style:name="P18" style:family="paragraph" style:parent-style-name="Standard">
      <style:paragraph-properties fo:text-align="start" style:justify-single-word="false"/>
      <style:text-properties style:font-name="Liberation Serif" fo:font-size="13pt" officeooo:rsid="00282bd8" officeooo:paragraph-rsid="00173c8c" style:font-size-asian="13pt" style:font-size-complex="13pt"/>
    </style:style>
    <style:style style:name="P19" style:family="paragraph" style:parent-style-name="Standard">
      <style:paragraph-properties fo:text-align="start" style:justify-single-word="false"/>
      <style:text-properties style:font-name="Liberation Serif" fo:font-size="13pt" officeooo:rsid="0031a2f8" officeooo:paragraph-rsid="0031a2f8" style:font-size-asian="13pt" style:font-size-complex="13pt"/>
    </style:style>
    <style:style style:name="P20" style:family="paragraph" style:parent-style-name="Standard">
      <style:paragraph-properties fo:text-align="start" style:justify-single-word="false"/>
      <style:text-properties style:font-name="Liberation Serif" fo:font-size="13pt" officeooo:rsid="003231d0" officeooo:paragraph-rsid="003231d0" style:font-size-asian="13pt" style:font-size-complex="13pt"/>
    </style:style>
    <style:style style:name="P21" style:family="paragraph" style:parent-style-name="Standard">
      <style:paragraph-properties fo:text-align="start" style:justify-single-word="false"/>
      <style:text-properties style:font-name="Liberation Serif" fo:font-size="13pt" style:text-underline-style="none" officeooo:rsid="001a8ce1" officeooo:paragraph-rsid="001a8ce1" style:font-size-asian="13pt" style:font-size-complex="13pt"/>
    </style:style>
    <style:style style:name="P22" style:family="paragraph" style:parent-style-name="Standard">
      <style:paragraph-properties fo:text-align="start" style:justify-single-word="false"/>
      <style:text-properties style:font-name="Liberation Serif" fo:font-size="13pt" style:text-underline-style="none" fo:font-weight="normal" officeooo:rsid="001ae6f4" officeooo:paragraph-rsid="001ae6f4"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Liberation Serif" fo:font-size="13pt" style:text-underline-style="solid" style:text-underline-width="auto" style:text-underline-color="font-color" officeooo:rsid="002a055d" officeooo:paragraph-rsid="002a055d" style:font-size-asian="13pt" style:font-size-complex="13pt"/>
    </style:style>
    <style:style style:name="P24" style:family="paragraph" style:parent-style-name="Standard">
      <style:paragraph-properties fo:text-align="start" style:justify-single-word="false"/>
      <style:text-properties style:font-name="Liberation Serif" fo:font-size="13pt" style:text-underline-style="solid" style:text-underline-width="auto" style:text-underline-color="font-color" officeooo:rsid="00145e74" officeooo:paragraph-rsid="001ae6f4" style:font-size-asian="13pt" style:font-size-complex="13pt"/>
    </style:style>
    <style:style style:name="P25" style:family="paragraph" style:parent-style-name="Standard">
      <style:paragraph-properties fo:text-align="start" style:justify-single-word="false"/>
      <style:text-properties style:font-name="Liberation Serif" fo:font-size="13pt" style:text-underline-style="solid" style:text-underline-width="auto" style:text-underline-color="font-color" officeooo:rsid="001402ed" officeooo:paragraph-rsid="001a8ce1" style:font-size-asian="13pt" style:font-size-complex="13pt"/>
    </style:style>
    <style:style style:name="P26"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officeooo:rsid="002a055d" officeooo:paragraph-rsid="002a055d"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officeooo:rsid="001402ed" officeooo:paragraph-rsid="001ae6f4"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Liberation Serif" fo:font-size="13pt" fo:font-weight="bold" officeooo:rsid="0019f94f" officeooo:paragraph-rsid="0016f9ff"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rsid="002a055d" officeooo:paragraph-rsid="002a055d" style:font-size-asian="14pt" style:font-size-complex="14pt"/>
    </style:style>
    <style:style style:name="P30"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bold" officeooo:rsid="00381105" officeooo:paragraph-rsid="00381105"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2a055d" officeooo:paragraph-rsid="002a055d" style:font-size-asian="14pt" style:font-style-asian="italic" style:font-weight-asian="normal" style:font-size-complex="14pt" style:font-style-complex="italic" style:font-weight-complex="normal"/>
    </style:style>
    <style:style style:name="P32"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officeooo:rsid="002a055d" officeooo:paragraph-rsid="002a055d" style:font-size-asian="14pt" style:font-style-asian="italic" style:font-size-complex="14pt" style:font-style-complex="italic"/>
    </style:style>
    <style:style style:name="P3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officeooo:rsid="002a055d" officeooo:paragraph-rsid="0035ec78" style:font-size-asian="14pt" style:font-style-asian="italic" style:font-size-complex="14pt" style:font-style-complex="italic"/>
    </style:style>
    <style:style style:name="P34"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officeooo:rsid="002a055d" officeooo:paragraph-rsid="00363700" style:font-size-asian="14pt" style:font-style-asian="italic" style:font-size-complex="14pt" style:font-style-complex="italic"/>
    </style:style>
    <style:style style:name="P35" style:family="paragraph" style:parent-style-name="Standard">
      <style:paragraph-properties fo:text-align="start" style:justify-single-word="false"/>
      <style:text-properties style:font-name="Liberation Serif" fo:font-size="14pt" fo:font-style="normal" style:text-underline-style="none" officeooo:rsid="002a055d" officeooo:paragraph-rsid="00329fc1" style:font-size-asian="14pt" style:font-style-asian="normal" style:font-size-complex="14pt" style:font-style-complex="normal"/>
    </style:style>
    <style:style style:name="P36" style:family="paragraph" style:parent-style-name="Standard">
      <style:paragraph-properties fo:text-align="start" style:justify-single-word="false"/>
      <style:text-properties style:font-name="Liberation Serif" fo:font-size="14pt" fo:font-style="normal" style:text-underline-style="none" officeooo:rsid="002a055d" officeooo:paragraph-rsid="00363700" style:font-size-asian="14pt" style:font-style-asian="normal" style:font-size-complex="14pt" style:font-style-complex="normal"/>
    </style:style>
    <style:style style:name="P37" style:family="paragraph" style:parent-style-name="Standard">
      <style:paragraph-properties fo:text-align="start" style:justify-single-word="false"/>
      <style:text-properties style:font-name="Liberation Serif" fo:font-size="14pt" fo:font-style="normal" style:text-underline-style="none" officeooo:rsid="00341f32" officeooo:paragraph-rsid="00341f32" style:font-size-asian="14pt" style:font-style-asian="normal" style:font-size-complex="14pt" style:font-style-complex="normal"/>
    </style:style>
    <style:style style:name="P38" style:family="paragraph" style:parent-style-name="Standard">
      <style:paragraph-properties fo:text-align="start" style:justify-single-word="false"/>
      <style:text-properties style:font-name="Liberation Serif" fo:font-size="14pt" style:text-underline-style="none" officeooo:rsid="00363700" officeooo:paragraph-rsid="00363700" style:font-size-asian="14pt" style:font-size-complex="14pt"/>
    </style:style>
    <style:style style:name="P39" style:family="paragraph" style:parent-style-name="Standard">
      <style:paragraph-properties fo:text-align="start" style:justify-single-word="false"/>
      <style:text-properties fo:font-size="13pt" fo:font-weight="bold" officeooo:rsid="0019f94f" officeooo:paragraph-rsid="0010abe2" style:font-size-asian="13pt" style:font-weight-asian="bold" style:font-size-complex="13pt" style:font-weight-complex="bold"/>
    </style:style>
    <style:style style:name="P40" style:family="paragraph" style:parent-style-name="Standard">
      <style:paragraph-properties fo:text-align="start" style:justify-single-word="false"/>
      <style:text-properties officeooo:paragraph-rsid="0025f739"/>
    </style:style>
    <style:style style:name="P41" style:family="paragraph" style:parent-style-name="Standard">
      <style:paragraph-properties fo:text-align="start" style:justify-single-word="false"/>
      <style:text-properties officeooo:paragraph-rsid="0031a2f8"/>
    </style:style>
    <style:style style:name="P42" style:family="paragraph" style:parent-style-name="Text_20_body">
      <style:paragraph-properties fo:text-align="start" style:justify-single-word="false"/>
      <style:text-properties style:font-name="Liberation Serif" fo:font-size="13pt" officeooo:paragraph-rsid="002a055d" style:font-size-asian="13pt" style:font-size-complex="13pt"/>
    </style:style>
    <style:style style:name="P43" style:family="paragraph" style:parent-style-name="Text_20_body">
      <style:paragraph-properties fo:text-align="start" style:justify-single-word="false"/>
      <style:text-properties style:font-name="Liberation Serif" fo:font-size="13pt" officeooo:paragraph-rsid="00173c8c" style:font-size-asian="13pt" style:font-size-complex="13pt"/>
    </style:style>
    <style:style style:name="P44" style:family="paragraph" style:parent-style-name="Text_20_body">
      <style:paragraph-properties fo:text-align="start" style:justify-single-word="false"/>
      <style:text-properties style:font-name="Liberation Serif" fo:font-size="13pt" officeooo:paragraph-rsid="00363700" style:font-size-asian="13pt" style:font-size-complex="13pt"/>
    </style:style>
    <style:style style:name="P45" style:family="paragraph" style:parent-style-name="Text_20_body">
      <style:paragraph-properties fo:text-align="start" style:justify-single-word="false"/>
      <style:text-properties style:font-name="Liberation Serif" fo:font-size="13pt" officeooo:rsid="0035ec78" officeooo:paragraph-rsid="0035ec78" style:font-size-asian="13pt" style:font-size-complex="13pt"/>
    </style:style>
    <style:style style:name="P46" style:family="paragraph" style:parent-style-name="Text_20_body">
      <style:paragraph-properties fo:text-align="start" style:justify-single-word="false"/>
      <style:text-properties style:font-name="Liberation Serif" fo:font-size="13pt" officeooo:rsid="00363700" officeooo:paragraph-rsid="00363700" style:font-size-asian="13pt" style:font-size-complex="13pt"/>
    </style:style>
    <style:style style:name="P47" style:family="paragraph" style:parent-style-name="Text_20_body">
      <style:text-properties style:text-underline-style="solid" style:text-underline-width="auto" style:text-underline-color="font-color"/>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Standard" style:master-page-name="First_20_Page">
      <style:paragraph-properties fo:text-align="start" style:justify-single-word="false" style:page-number="auto"/>
      <style:text-properties officeooo:rsid="0010abe2" officeooo:paragraph-rsid="00388cba"/>
    </style:style>
    <style:style style:name="P51" style:family="paragraph" style:parent-style-name="Standard">
      <style:paragraph-properties fo:text-align="start" style:justify-single-word="false"/>
      <style:text-properties style:font-name="Liberation Serif" fo:font-size="14pt" fo:font-style="normal" style:text-underline-style="none" officeooo:rsid="00329fc1" officeooo:paragraph-rsid="00329fc1" style:font-size-asian="14pt" style:font-style-asian="normal" style:font-size-complex="14pt" style:font-style-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officeooo:rsid="002a055d" officeooo:paragraph-rsid="0035ec78" style:font-size-asian="14pt" style:font-style-asian="normal" style:font-size-complex="14pt" style:font-style-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officeooo:rsid="002a055d" officeooo:paragraph-rsid="00363700" style:font-size-asian="14pt" style:font-style-asian="normal" style:font-size-complex="14pt" style:font-style-complex="normal"/>
    </style:style>
    <style:style style:name="P54" style:family="paragraph" style:parent-style-name="Standard">
      <style:paragraph-properties fo:text-align="start" style:justify-single-word="false"/>
      <style:text-properties style:font-name="Liberation Serif" fo:font-size="13pt" style:text-underline-style="none" fo:font-weight="normal" officeooo:rsid="00381105" officeooo:paragraph-rsid="00381105"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font-name="Liberation Serif" fo:font-size="13pt" style:text-underline-style="none" officeooo:rsid="001ae6f4" officeooo:paragraph-rsid="0023114b" style:font-size-asian="13pt" style:font-size-complex="13pt"/>
    </style:style>
    <style:style style:name="P56" style:family="paragraph" style:parent-style-name="Standard">
      <style:paragraph-properties fo:text-align="start" style:justify-single-word="false"/>
      <style:text-properties style:font-name="Liberation Serif" fo:font-size="13pt" style:text-underline-style="none" officeooo:rsid="00381105" officeooo:paragraph-rsid="00381105" style:font-size-asian="13pt" style:font-size-complex="13pt"/>
    </style:style>
    <style:style style:name="P57"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381105" officeooo:paragraph-rsid="00381105" style:font-size-asian="13pt" style:font-weight-asian="bold" style:font-size-complex="13pt" style:font-weight-complex="bold"/>
    </style:style>
    <style:style style:name="P58" style:family="paragraph" style:parent-style-name="Text_20_body">
      <style:paragraph-properties fo:text-align="start" style:justify-single-word="false"/>
      <style:text-properties style:font-name="Liberation Serif" fo:font-size="13pt" fo:font-style="italic" style:text-underline-style="solid" style:text-underline-width="auto" style:text-underline-color="font-color" fo:font-weight="normal" officeooo:rsid="002aac41" officeooo:paragraph-rsid="00363700" style:font-size-asian="13pt" style:font-style-asian="italic" style:font-weight-asian="normal" style:font-size-complex="13pt" style:font-style-complex="italic" style:font-weight-complex="normal"/>
    </style:style>
    <style:style style:name="P59" style:family="paragraph" style:parent-style-name="Heading_20_1">
      <style:text-properties style:text-underline-style="solid" style:text-underline-width="auto" style:text-underline-color="font-color"/>
    </style:style>
    <style:style style:name="P60" style:family="paragraph" style:parent-style-name="Heading_20_2">
      <style:text-properties fo:font-size="14pt" fo:font-style="italic" style:font-size-asian="14pt" style:font-style-asian="italic" style:font-size-complex="14pt" style:font-style-complex="italic"/>
    </style:style>
    <style:style style:name="P61" style:family="paragraph" style:parent-style-name="Heading_20_2">
      <style:text-properties fo:font-size="14pt" style:font-size-asian="14pt" style:font-size-complex="14pt"/>
    </style:style>
    <style:style style:name="P62" style:family="paragraph" style:parent-style-name="Heading_20_2">
      <style:text-properties fo:font-style="italic" style:font-style-asian="italic" style:font-style-complex="italic"/>
    </style:style>
    <style:style style:name="T1" style:family="text">
      <style:text-properties officeooo:rsid="00173c8c"/>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aac41" style:font-weight-asian="normal" style:font-weight-complex="normal"/>
    </style:style>
    <style:style style:name="T4" style:family="text">
      <style:text-properties style:text-underline-style="none" fo:font-weight="normal" officeooo:rsid="00363700" style:font-weight-asian="normal" style:font-weight-complex="normal"/>
    </style:style>
    <style:style style:name="T5" style:family="text">
      <style:text-properties officeooo:rsid="001e42ff"/>
    </style:style>
    <style:style style:name="T6" style:family="text">
      <style:text-properties officeooo:rsid="00249012"/>
    </style:style>
    <style:style style:name="T7" style:family="text">
      <style:text-properties officeooo:rsid="0025f739"/>
    </style:style>
    <style:style style:name="T8" style:family="text">
      <style:text-properties officeooo:rsid="00279de2"/>
    </style:style>
    <style:style style:name="T9" style:family="text">
      <style:text-properties officeooo:rsid="0027a7f0"/>
    </style:style>
    <style:style style:name="T10" style:family="text">
      <style:text-properties officeooo:rsid="002aac41"/>
    </style:style>
    <style:style style:name="T11" style:family="text">
      <style:text-properties style:font-name="Liberation Serif" fo:font-size="13pt" officeooo:rsid="00169300" style:font-size-asian="13pt" style:font-size-complex="13pt"/>
    </style:style>
    <style:style style:name="T12" style:family="text">
      <style:text-properties style:font-name="Liberation Serif" fo:font-size="13pt" officeooo:rsid="0025f739" style:font-size-asian="13pt" style:font-size-complex="13pt"/>
    </style:style>
    <style:style style:name="T13" style:family="text">
      <style:text-properties style:font-name="Liberation Serif" fo:font-size="13pt" officeooo:rsid="0031a2f8" style:font-size-asian="13pt" style:font-size-complex="13pt"/>
    </style:style>
    <style:style style:name="T14" style:family="text">
      <style:text-properties style:font-name="Liberation Serif" fo:font-size="13pt" officeooo:rsid="003352a2" style:font-size-asian="13pt" style:font-size-complex="13pt"/>
    </style:style>
    <style:style style:name="T15" style:family="text">
      <style:text-properties fo:font-size="14pt" style:font-size-asian="14pt" style:font-size-complex="14pt"/>
    </style:style>
    <style:style style:name="T16" style:family="text">
      <style:text-properties officeooo:rsid="003103c5"/>
    </style:style>
    <style:style style:name="T17" style:family="text">
      <style:text-properties officeooo:rsid="0031a2f8"/>
    </style:style>
    <style:style style:name="T18" style:family="text">
      <style:text-properties officeooo:rsid="003231d0"/>
    </style:style>
    <style:style style:name="T19" style:family="text">
      <style:text-properties officeooo:rsid="00329fc1"/>
    </style:style>
    <style:style style:name="T20" style:family="text">
      <style:text-properties fo:font-style="normal" style:font-style-asian="normal" style:font-style-complex="normal"/>
    </style:style>
    <style:style style:name="T21" style:family="text">
      <style:text-properties fo:font-style="normal" officeooo:rsid="002a055d" style:font-style-asian="normal" style:font-style-complex="normal"/>
    </style:style>
    <style:style style:name="T22" style:family="text">
      <style:text-properties officeooo:rsid="0035ec78"/>
    </style:style>
    <style:style style:name="T23" style:family="text">
      <style:text-properties officeooo:rsid="00363700"/>
    </style:style>
    <style:style style:name="T24" style:family="text">
      <style:text-properties officeooo:rsid="00381105"/>
    </style:style>
    <style:style style:name="T25" style:family="text">
      <style:text-properties fo:font-style="italic" style:font-style-asian="italic" style:font-style-complex="italic"/>
    </style:style>
    <style:style style:name="T26" style:family="text">
      <style:text-properties officeooo:rsid="003a418f"/>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BURIN Natan <text:s text:c="2"/><text:tab/><text:tab/><text:tab/><text:tab/><text:tab/><text:tab/><text:tab/><text:tab/><text:tab/><text:tab/> 201<text:span text:style-name="T16">9</text:span>-20<text:span text:style-name="T16">20</text:span></text:p>
      <text:p text:style-name="P3"><text:span text:style-name="T6">ARINVINDAN David<text:tab/><text:tab/><text:tab/><text:tab/><text:tab/><text:tab/><text:tab/> <text:s text:c="5"/>L2 Math-Informatique</text:span> <text:s text:c="114"/></text:p>
      <text:p text:style-name="P2"><text:tab/><text:tab/><text:tab/><text:tab/><text:tab/><text:tab/><text:tab/> <text:s text:c="5"/></text:p>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6"/>
      <text:p text:style-name="P7">Grille-Entiers</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49"><text:a xlink:type="simple" xlink:href="#__RefHeading___Toc762_1475451466" text:style-name="Index_20_Link" text:visited-style-name="Index_20_Link">Partie utilisateurs<text:tab/>3</text:a></text:p>
          <text:p text:style-name="P48"><text:a xlink:type="simple" xlink:href="#__RefHeading___Toc764_1475451466" text:style-name="Index_20_Link" text:visited-style-name="Index_20_Link">Projet<text:tab/>3</text:a></text:p>
          <text:p text:style-name="P48"><text:a xlink:type="simple" xlink:href="#__RefHeading___Toc766_1475451466" text:style-name="Index_20_Link" text:visited-style-name="Index_20_Link">Manuel<text:tab/>3</text:a></text:p>
          <text:p text:style-name="P49"><text:a xlink:type="simple" xlink:href="#__RefHeading___Toc768_1475451466" text:style-name="Index_20_Link" text:visited-style-name="Index_20_Link">Partie développeur<text:tab/>4</text:a></text:p>
          <text:p text:style-name="P48"><text:a xlink:type="simple" xlink:href="#__RefHeading___Toc770_1475451466" text:style-name="Index_20_Link" text:visited-style-name="Index_20_Link"><text:span text:style-name="T25">Structure du programme</text:span></text:a><text:a xlink:type="simple" xlink:href="#__RefHeading___Toc770_1475451466" text:style-name="Index_20_Link" text:visited-style-name="Index_20_Link"><text:tab/>4</text:a></text:p>
          <text:p text:style-name="P48"><text:a xlink:type="simple" xlink:href="#__RefHeading___Toc772_1475451466" text:style-name="Index_20_Link" text:visited-style-name="Index_20_Link"><text:span text:style-name="T25">Les fonctions principales et leurs rôles</text:span></text:a><text:a xlink:type="simple" xlink:href="#__RefHeading___Toc772_1475451466" text:style-name="Index_20_Link" text:visited-style-name="Index_20_Link"><text:tab/>4</text:a></text:p>
          <text:p text:style-name="P49"><text:a xlink:type="simple" xlink:href="#__RefHeading___Toc774_1475451466" text:style-name="Index_20_Link" text:visited-style-name="Index_20_Link">Organisation<text:tab/>5</text:a></text:p>
          <text:p text:style-name="P48"><text:a xlink:type="simple" xlink:href="#__RefHeading___Toc776_1475451466" text:style-name="Index_20_Link" text:visited-style-name="Index_20_Link">Répartition et découpage du travail<text:tab/>5</text:a></text:p>
          <text:p text:style-name="P48"><text:a xlink:type="simple" xlink:href="#__RefHeading___Toc778_1475451466" text:style-name="Index_20_Link" text:visited-style-name="Index_20_Link">Difficultés rencontrées<text:tab/>6</text:a></text:p>
          <text:p text:style-name="P48"><text:a xlink:type="simple" xlink:href="#__RefHeading___Toc780_1475451466" text:style-name="Index_20_Link" text:visited-style-name="Index_20_Link">Avantages et apprentissages<text:tab/>6</text:a></text:p>
          <text:p text:style-name="P48"><text:a xlink:type="simple" xlink:href="#__RefHeading___Toc782_1475451466" text:style-name="Index_20_Link" text:visited-style-name="Index_20_Link">Sources<text:tab/>6</text:a></text:p>
        </text:index-body>
      </text:table-of-content>
      <text:h text:style-name="P59" text:outline-level="1"/>
      <text:h text:style-name="P59" text:outline-level="1"/>
      <text:p text:style-name="P47"/>
      <text:h text:style-name="P59" text:outline-level="1"><text:bookmark-start text:name="__RefHeading___Toc762_1475451466"/><text:soft-page-break/>Partie utilisateurs<text:bookmark-end text:name="__RefHeading___Toc762_1475451466"/></text:h>
      <text:p text:style-name="P30"/>
      <text:h text:style-name="P60" text:outline-level="2"><text:bookmark-start text:name="__RefHeading___Toc764_1475451466"/>Projet <text:bookmark-end text:name="__RefHeading___Toc764_1475451466"/></text:h>
      <text:p text:style-name="P9"/>
      <text:p text:style-name="P8"/>
      <text:p text:style-name="P40"><text:span text:style-name="T11">Le projet est </text:span><text:span text:style-name="T13">un</text:span><text:span text:style-name="T11"> </text:span><text:span text:style-name="T12">jeux </text:span><text:span text:style-name="T13">qui se nomme</text:span><text:span text:style-name="T12"> ’Grille d’entiers’ </text:span><text:span text:style-name="T13">il consiste</text:span><text:span text:style-name="T12"> </text:span><text:span text:style-name="T13">à</text:span><text:span text:style-name="T12"> trouver des sommes dans une grille d’entiers, dans n’importe quelle orientation </text:span><text:span text:style-name="T13">pour obtenir un score finale qui est égale à 100.</text:span></text:p>
      <text:p text:style-name="P8"/>
      <text:p text:style-name="P8"/>
      <text:h text:style-name="P60" text:outline-level="2"><text:bookmark-start text:name="__RefHeading___Toc766_1475451466"/>Manuel<text:bookmark-end text:name="__RefHeading___Toc766_1475451466"/></text:h>
      <text:p text:style-name="P10"/>
      <text:p text:style-name="P11"/>
      <text:p text:style-name="P11">On lance le programme <text:span text:style-name="T17">depuis la console.</text:span></text:p>
      <text:p text:style-name="P19">On écrit dans la console «./grilleEntiers» qui est notre programme principale.</text:p>
      <text:p text:style-name="P19">Il faut ensuite ajouter les caractéristique de la partie.</text:p>
      <text:p text:style-name="P41"><text:span text:style-name="T13">On ajoute </text:span><text:span text:style-name="T14">les arguments</text:span><text:span text:style-name="T13"> </text:span><text:s/>«-a» affichage ASCII (exclu l’option suivante), <text:s/>«-g» affichage graphique (exclu l’option <text:span text:style-name="T18">précédente</text:span>), «-c» <text:span text:style-name="T18">création</text:span> d’une grille (exclu l’option suivante), <text:s/>«-l» lecture d’une grille (exclu l’option <text:span text:style-name="T18">précédente</text:span>).</text:p>
      <text:p text:style-name="P20">On lance la ligne sur le terminal.</text:p>
      <text:p text:style-name="P20">On nous demande alors le nombre de colonne voulu (inférieur à 20) et la valeur max compris dans les cases (ex: si on choisie 25 alors de -25 à 25).</text:p>
      <text:p text:style-name="P13"><text:span text:style-name="T7">Après</text:span> avoir sélectionné les caractéristiques de la partie on appuie sur la touche ‘entrée’.</text:p>
      <text:p text:style-name="P13"/>
      <text:p text:style-name="P11">On arrive sur une fenêtre avec <text:span text:style-name="T7">un</text:span> quadrillage<text:span text:style-name="T5">s, remplie de chiffre</text:span> le but va <text:span text:style-name="T7">d’appuyer sur les bonnes cases afin que le jeu se termine.</text:span></text:p>
      <text:p text:style-name="P11">Tout d’abord <text:span text:style-name="T7">on doit respecter certaine règles afin de pouvoir gagner.</text:span></text:p>
      <text:p text:style-name="P14">La première consiste a <text:span text:style-name="T18">obtenir un score finale de 100.</text:span></text:p>
      <text:p text:style-name="P14">La seconde règle et qu<text:span text:style-name="T18">e la ligne situer entre les deux cases sélectionner doit être en diagonale, à la vertical ou à l’horizontale.</text:span></text:p>
      <text:p text:style-name="P14"/>
      <text:p text:style-name="P20">Le joueur possède deux autres boutons à gauche de l’écran qui vont lui permettre de sauvegarder la partie (création d’un nouveau fichier pour une première sauvegarde) et ou de quitter la partie.</text:p>
      <text:p text:style-name="P14"/>
      <text:p text:style-name="P11">La partie ce finie <text:span text:style-name="T8">quand le joueur a bien obtenue un score de 100 ou à appuyer sur le bouton «Quitter».</text:span></text:p>
      <text:p text:style-name="P28"/>
      <text:h text:style-name="P59" text:outline-level="1"><text:soft-page-break/></text:h>
      <text:h text:style-name="P59" text:outline-level="1"><text:bookmark-start text:name="__RefHeading___Toc768_1475451466"/>Partie développeur<text:bookmark-end text:name="__RefHeading___Toc768_1475451466"/></text:h>
      <text:p text:style-name="P30"/>
      <text:h text:style-name="P61" text:outline-level="2"><text:bookmark-start text:name="__RefHeading___Toc770_1475451466"/><text:span text:style-name="T25">Structure du programme</text:span> <text:bookmark-end text:name="__RefHeading___Toc770_1475451466"/></text:h>
      <text:p text:style-name="P11"/>
      <text:p text:style-name="P12">Le programme est <text:span text:style-name="T1">séparé en 3 parties <text:s/>:</text:span></text:p>
      <text:p text:style-name="P11"/>
      <text:p text:style-name="P15">La première partie <text:span text:style-name="T9">correspond a la création de notre jeux en mode ASCII (le jeux se joue dans le terminal).</text:span></text:p>
      <text:p text:style-name="P15"/>
      <text:p text:style-name="P16">La <text:span text:style-name="T18">seconde</text:span> partie <text:span text:style-name="T9">correspond a la création de notre jeux en mode graphique (une fenêtre ce crée pour jouer aux jeux).</text:span></text:p>
      <text:p text:style-name="P17"/>
      <text:p text:style-name="P18">Il y a dans la <text:s/>troisième partie <text:span text:style-name="T18">le programme principale (main) qui exécute tout nos fonctions</text:span>.</text:p>
      <text:p text:style-name="P10"/>
      <text:h text:style-name="P60" text:outline-level="2"><text:bookmark-start text:name="__RefHeading___Toc772_1475451466"/>Les fonctions principales et leurs rôles<text:bookmark-end text:name="__RefHeading___Toc772_1475451466"/></text:h>
      <text:p text:style-name="P15"/>
      <text:p text:style-name="P32">void <text:span text:style-name="T19">(</text:span>jeu<text:span text:style-name="T19">)</text:span></text:p>
      <text:p text:style-name="P32"/>
      <text:p text:style-name="P51">Cette fonctions prend en paramètres :</text:p>
      <text:p text:style-name="P35"/>
      <text:p text:style-name="P35">int taille_plat <text:span text:style-name="T19">= nombre de colonne est de ligne.</text:span></text:p>
      <text:p text:style-name="P35">int tab_val[taille_plat][taille_plat] <text:span text:style-name="T19">= un tableau de tableau qui représente notre grille.</text:span></text:p>
      <text:p text:style-name="P35">int coord[4] <text:span text:style-name="T19">= tableaux de longueur 4 contenant les coordonnées de deux points (x1,y1,x2,y2).</text:span></text:p>
      <text:p text:style-name="P35">int* somme <text:span text:style-name="T19">= le score</text:span></text:p>
      <text:p text:style-name="P35">int* coups, <text:span text:style-name="T19">= le nombre de coup joué</text:span></text:p>
      <text:p text:style-name="P35">int val_max <text:span text:style-name="T19">= la valeur max et min pris par une case</text:span></text:p>
      <text:p text:style-name="P35">char* argv[3<text:span text:style-name="T19">] = tableau de longueur 3 contenant les arguments</text:span></text:p>
      <text:p text:style-name="P35"/>
      <text:p text:style-name="P37">La fonction nous permet de regarder si l’utilisateur ne clique pas deux fois sur la même case ou si la ligne entre les deux cases sélectionner est bien une diagonales , une verticale ou une horizontal. Si ce n’est pas le cas on demande à l’utilisateur de rejouer (le coup n’est pas compter). Sinon on additionne le contenant de chaque case, on les remplaces par des variables aléatoires et on les échanges avec les cases situées au-dessus (les cases tombent si il y en a une qui disparaissent en-dessous).</text:p>
      <text:p text:style-name="P23"/>
      <text:p text:style-name="P42"/>
      <text:p text:style-name="P29"><text:soft-page-break/></text:p>
      <text:p text:style-name="P33">void <text:span text:style-name="T22">(</text:span>clique coord<text:span text:style-name="T22">)</text:span></text:p>
      <text:p text:style-name="P52"/>
      <text:p text:style-name="P52">int taille_plat / int tab_val[taille_plat][taille_plat] / int* somme, int coord[4] /</text:p>
      <text:p text:style-name="P52">int val_max / int* coups / char* argv[3]</text:p>
      <text:p text:style-name="P43"/>
      <text:p text:style-name="P45">La fonction va transformer les coordonnées du clique, en coordonnées de case (il remplie le paramètre <text:s/>int coord[4]) et de lancer la fonction void(jeu). Si l’utilisateur clique sur le bouton sauvegarde lance la fonction sauvegarde, si il clique sur le bouton clique ferme la fenêtre et redemande un clique si l’utilisateur clique autre part que la grille ou les boutons. </text:p>
      <text:p text:style-name="P29"/>
      <text:p text:style-name="P34">void <text:span text:style-name="T23">(</text:span>creation_tab_val_c<text:span text:style-name="T23">)</text:span></text:p>
      <text:p text:style-name="P36"/>
      <text:p text:style-name="P36">int taille_plat / int val_max / int tab_val[taille_plat][taille_plat]</text:p>
      <text:p text:style-name="P36"/>
      <text:p text:style-name="P38"><text:span text:style-name="T21">C</text:span><text:span text:style-name="T20">ette fonction permet de créer un tableau de tableau de valeur aléatoire (de valeur maximum et minimum, int val_max) correspondant au paramètres </text:span><text:span text:style-name="T21">int tab_val[taille_plat][taille_plat].</text:span></text:p>
      <text:p text:style-name="P31"/>
      <text:p text:style-name="P26"/>
      <text:p text:style-name="P58">int main</text:p>
      <text:p text:style-name="P44"><text:span text:style-name="T3">int argc </text:span><text:span text:style-name="T4">= la taille de la liste des arguments </text:span></text:p>
      <text:p text:style-name="P44"><text:span text:style-name="T3">char* argv </text:span><text:span text:style-name="T4">= <text:s/>la liste des arguments</text:span></text:p>
      <text:p text:style-name="P46"><text:span text:style-name="T4">O</text:span><text:span text:style-name="T2">n regarde tout d’abord si les arguments donner lors du lancement du programme son reconnu. Le programme principale va ensuite lancer les différents programme en fonction des arguments choisie.</text:span></text:p>
      <text:h text:style-name="P59" text:outline-level="1"><text:bookmark-start text:name="__RefHeading___Toc774_1475451466"/>Organisation<text:bookmark-end text:name="__RefHeading___Toc774_1475451466"/></text:h>
      <text:h text:style-name="P60" text:outline-level="2"><text:bookmark-start text:name="__RefHeading___Toc776_1475451466"/>Répartition et découpage du travail <text:bookmark-end text:name="__RefHeading___Toc776_1475451466"/></text:h>
      <text:p text:style-name="P25"/>
      <text:p text:style-name="P21">On a créer la plupart des fonctions ensembles, <text:span text:style-name="T10">David</text:span> c’est un peu plus occupé <text:span text:style-name="T24">de la version ASCII et</text:span> Natan d<text:span text:style-name="T24">e la version graphique</text:span> et du rapport.</text:p>
      <text:p text:style-name="P21">Mais on ces tout les deux aider que ce soit dans le programme est dans la rédaction du rapport.</text:p>
      <text:p text:style-name="P25"/>
      <text:h text:style-name="P60" text:outline-level="2"><text:soft-page-break/></text:h>
      <text:h text:style-name="P62" text:outline-level="2"><text:bookmark-start text:name="__RefHeading___Toc778_1475451466"/><text:span text:style-name="T15">Difficultés rencontrées</text:span> <text:bookmark-end text:name="__RefHeading___Toc778_1475451466"/></text:h>
      <text:p text:style-name="P27"/>
      <text:p text:style-name="P54">Le fait d’utiliser une bibliothèque graphique donner par la fac sur nos ordinateurs personnelle.</text:p>
      <text:p text:style-name="P22"/>
      <text:h text:style-name="P60" text:outline-level="2"><text:bookmark-start text:name="__RefHeading___Toc780_1475451466"/>Avantages et apprentissages <text:bookmark-end text:name="__RefHeading___Toc780_1475451466"/></text:h>
      <text:p text:style-name="P24"/>
      <text:p text:style-name="P55">Ce projet nous a permis d’appendre à travailler en groupe, de bien se répartir les tâches que chacun doit accomplir, de savoir s’entraider. </text:p>
      <text:p text:style-name="P56">On a appris a biens utiliser les adresses et les pointeurs, on a utiliser tout ce dont nous avions vue en cours (boucle,switch,conditions ternaires). </text:p>
      <text:p text:style-name="P56"/>
      <text:h text:style-name="P60" text:outline-level="2"><text:bookmark-start text:name="__RefHeading___Toc782_1475451466"/>Sources <text:bookmark-end text:name="__RefHeading___Toc782_1475451466"/></text:h>
      <text:p text:style-name="P57"/>
      <text:p text:style-name="P54">On a beaucoup utiliser la bibliothèque graphique MLV donner par les professeur<text:span text:style-name="T26">s</text:span> pour la confection de ce proj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3cm" fo:margin-bottom="0cm" loext:contextual-spacing="false" fo:text-indent="0cm" style:auto-text-indent="false" fo:background-color="transparent" style:shadow="none">
        <style:tab-stops>
          <style:tab-stop style:position="17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margin-top="0.3cm" fo:margin-bottom="0cm" loext:contextual-spacing="false"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6</text:page-number>/<text:page-count>6</text:page-count></text:p>
      </style:footer>
    </style:master-page>
    <style:master-page style:name="HTML" style:page-layout-name="Mpm2"/>
    <style:master-page style:name="Endnote" style:page-layout-name="Mpm3"/>
    <style:master-page style:name="First_20_Page" style:display-name="First Page" style:page-layout-name="Mpm4"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2-16T11:19:53.722000000</meta:creation-date>
    <dc:date>2021-12-15T16:18:55.527096222</dc:date>
    <meta:editing-duration>PT5H27M50S</meta:editing-duration>
    <meta:editing-cycles>23</meta:editing-cycles>
    <meta:generator>LibreOffice/6.4.7.2$Linux_X86_64 LibreOffice_project/40$Build-2</meta:generator>
    <meta:document-statistic meta:table-count="0" meta:image-count="0" meta:object-count="0" meta:page-count="6" meta:paragraph-count="73" meta:word-count="861" meta:character-count="5399" meta:non-whitespace-character-count="4438"/>
  </office:meta>
</office:document-meta>
</file>